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216d9f"/>
    </style:style>
    <style:style style:name="P2" style:family="paragraph" style:parent-style-name="Standard">
      <style:text-properties officeooo:rsid="0021a388"/>
    </style:style>
    <style:style style:name="P3" style:family="paragraph" style:parent-style-name="Standard">
      <style:text-properties officeooo:paragraph-rsid="002659da"/>
    </style:style>
    <style:style style:name="P4" style:family="paragraph" style:parent-style-name="Standard">
      <style:text-properties officeooo:rsid="0027c278" officeooo:paragraph-rsid="0027c278"/>
    </style:style>
    <style:style style:name="P5" style:family="paragraph" style:parent-style-name="Standard">
      <style:text-properties officeooo:rsid="0027c278" officeooo:paragraph-rsid="00305ad0"/>
    </style:style>
    <style:style style:name="P6" style:family="paragraph" style:parent-style-name="Standard">
      <style:text-properties officeooo:rsid="0029501a" officeooo:paragraph-rsid="0029501a"/>
    </style:style>
    <style:style style:name="P7" style:family="paragraph" style:parent-style-name="Standard">
      <style:text-properties officeooo:rsid="002c4710" officeooo:paragraph-rsid="002c4710"/>
    </style:style>
    <style:style style:name="P8" style:family="paragraph" style:parent-style-name="Standard">
      <style:text-properties officeooo:rsid="00216d9f" officeooo:paragraph-rsid="00216d9f"/>
    </style:style>
    <style:style style:name="P9" style:family="paragraph" style:parent-style-name="Standard">
      <style:text-properties officeooo:rsid="002f1984" officeooo:paragraph-rsid="002f1984"/>
    </style:style>
    <style:style style:name="P10" style:family="paragraph" style:parent-style-name="Standard">
      <style:text-properties officeooo:paragraph-rsid="0027c278"/>
    </style:style>
    <style:style style:name="P11" style:family="paragraph" style:parent-style-name="Standard">
      <style:text-properties officeooo:paragraph-rsid="00305ad0"/>
    </style:style>
    <style:style style:name="P12" style:family="paragraph" style:parent-style-name="Standard">
      <style:text-properties officeooo:paragraph-rsid="00312ce4"/>
    </style:style>
    <style:style style:name="P13" style:family="paragraph" style:parent-style-name="Standard">
      <style:text-properties officeooo:rsid="003170a7" officeooo:paragraph-rsid="003170a7"/>
    </style:style>
    <style:style style:name="P14" style:family="paragraph" style:parent-style-name="Standard">
      <style:text-properties officeooo:rsid="0035fc06" officeooo:paragraph-rsid="0035fc06"/>
    </style:style>
    <style:style style:name="P15" style:family="paragraph" style:parent-style-name="Standard">
      <style:text-properties officeooo:rsid="0033acba" officeooo:paragraph-rsid="0033e087"/>
    </style:style>
    <style:style style:name="P16" style:family="paragraph" style:parent-style-name="Standard">
      <style:text-properties officeooo:rsid="0033e087" officeooo:paragraph-rsid="0037d30b"/>
    </style:style>
    <style:style style:name="P17" style:family="paragraph" style:parent-style-name="Standard">
      <style:text-properties officeooo:rsid="002c4710" officeooo:paragraph-rsid="002c4710"/>
    </style:style>
    <style:style style:name="T1" style:family="text">
      <style:text-properties officeooo:rsid="001cf53f"/>
    </style:style>
    <style:style style:name="T2" style:family="text">
      <style:text-properties officeooo:rsid="0020036e"/>
    </style:style>
    <style:style style:name="T3" style:family="text">
      <style:text-properties officeooo:rsid="00216d9f"/>
    </style:style>
    <style:style style:name="T4" style:family="text">
      <style:text-properties officeooo:rsid="0021a388"/>
    </style:style>
    <style:style style:name="T5" style:family="text">
      <style:text-properties officeooo:rsid="00227b0e"/>
    </style:style>
    <style:style style:name="T6" style:family="text">
      <style:text-properties officeooo:rsid="002326d9"/>
    </style:style>
    <style:style style:name="T7" style:family="text">
      <style:text-properties officeooo:rsid="002357f5"/>
    </style:style>
    <style:style style:name="T8" style:family="text">
      <style:text-properties officeooo:rsid="002456fd"/>
    </style:style>
    <style:style style:name="T9" style:family="text">
      <style:text-properties officeooo:rsid="0026378f"/>
    </style:style>
    <style:style style:name="T10" style:family="text">
      <style:text-properties officeooo:rsid="002659da"/>
    </style:style>
    <style:style style:name="T11" style:family="text">
      <style:text-properties officeooo:rsid="0027c278"/>
    </style:style>
    <style:style style:name="T12" style:family="text">
      <style:text-properties officeooo:rsid="002a6497"/>
    </style:style>
    <style:style style:name="T13" style:family="text">
      <style:text-properties officeooo:rsid="002f1984"/>
    </style:style>
    <style:style style:name="T14" style:family="text">
      <style:text-properties officeooo:rsid="002f54c8"/>
    </style:style>
    <style:style style:name="T15" style:family="text">
      <style:text-properties officeooo:rsid="00305832"/>
    </style:style>
    <style:style style:name="T16" style:family="text">
      <style:text-properties officeooo:rsid="00305ad0"/>
    </style:style>
    <style:style style:name="T17" style:family="text">
      <style:text-properties officeooo:rsid="00312ce4"/>
    </style:style>
    <style:style style:name="T18" style:family="text">
      <style:text-properties officeooo:rsid="00321cf8"/>
    </style:style>
    <style:style style:name="T19" style:family="text">
      <style:text-properties officeooo:rsid="0034d8c5"/>
    </style:style>
    <style:style style:name="T20" style:family="text">
      <style:text-properties officeooo:rsid="0035d6db"/>
    </style:style>
    <style:style style:name="T21" style:family="text">
      <style:text-properties officeooo:rsid="003744b8"/>
    </style:style>
    <style:style style:name="T22" style:family="text">
      <style:text-properties officeooo:rsid="0037d30b"/>
    </style:style>
    <style:style style:name="T23" style:family="text">
      <style:text-properties officeooo:rsid="0035fc06"/>
    </style:style>
    <style:style style:name="T24" style:family="text">
      <style:text-properties officeooo:rsid="0039d17b"/>
    </style:style>
    <style:style style:name="T25" style:family="text">
      <style:text-properties officeooo:rsid="003ba29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6">&lt;h2&gt;</text:span>1: Confessions<text:span text:style-name="T16">&lt;/h2&gt;</text:span></text:p>
      <text:p text:style-name="P8"/>
      <text:p text:style-name="P8"><text:span text:style-name="T16">&lt;h4&gt;</text:span>1a: 42 meanings of life <text:span text:style-name="T16">&lt;/h4&gt;</text:span></text:p>
      <text:p text:style-name="P8"/>
      <text:p text:style-name="P1">&lt;p&gt;In Douglas Adams' &lt;i&gt;Hitchhikers Guide to the Galaxy&lt;/i&gt;, a large computer is made (long <text:span text:style-name="T2">before Earth</text:span>) to find the meaning of life, and after millions of years it gives the answer "forty-two". <text:span text:style-name="T2">It tells the</text:span> dissatisfied <text:span text:style-name="T2">engineers</text:span> that they had never understood the question, but <text:span text:style-name="T2">i</text:span>s able to design another computer to find the correct question to the answer. This computer was the Earth. After millions of years of waiting, just as the correct question is about to be spoken, the earth is destroyed. A new earth is built, and <text:span text:style-name="T15">as civilization is barely starting to happen</text:span>, the only survivor of the previous earth attempts to find the answer by pulling random letters out of a bag, like in a game of Scrabble. The letters form the sentence: "What do you get if you multiply six by nine" (which is 54, not 42). &lt;/p&gt;</text:p>
      <text:p text:style-name="P1"/>
      <text:p text:style-name="P11">&lt;p&gt;I read this book as a young teenager. <text:span text:style-name="T3">I</text:span>t's pretty much the only book I can remember reading from th<text:span text:style-name="T3">e</text:span> time. I particularly remember discovering the faulty maths of the "correct question", which the book doesn't point out at all. I had to <text:span text:style-name="T2">realize it</text:span> myself. The book <text:span text:style-name="T6">almost provided </text:span>me <text:span text:style-name="T6">with </text:span>something I thirsted for:<text:span text:style-name="T6"> a channel for my own thoughts.</text:span> <text:span text:style-name="T2">I enjoyed thinking about things, and an introduction to philosophy could have been great, but</text:span> because I, <text:span text:style-name="T2">always</text:span> a slow reader, <text:span text:style-name="T3">despised</text:span> reading, <text:span text:style-name="T4">I remained oblivious.</text:span> I <text:span text:style-name="T3">also doubted</text:span> <text:span text:style-name="T3">that talking</text:span> led to truth: What people held to be true <text:span text:style-name="T7">through</text:span> spoken <text:span text:style-name="T7">argument</text:span> was <text:span text:style-name="T7">just</text:span> the point at which <text:span text:style-name="T7">they</text:span> stopped arguing, which was basically random. <text:span text:style-name="T7">So I was stuck with myself</text:span>. &lt;i&gt;Hitchiker's Guide&lt;/i&gt; allowed me, a tiny bit, to tie my constant stream of thoughts to a realm outside myself. <text:span text:style-name="T8">Thinking about</text:span> the book now, however, it doesn't <text:span text:style-name="T8">really portray</text:span> philosophy <text:span text:style-name="T8">as worthwhile, so it may have pushed me away from it. </text:span>&lt;/p&gt;</text:p>
      <text:p text:style-name="P11"/>
      <text:p text:style-name="P3">&lt;p&gt;The meaning of 42 is that a scientific approach to the meaning of life, even if it provides an answer, has no reason to be meaningful. <text:span text:style-name="T10">T</text:span>he correct question to the correct answer (6*9) is not only just as meaningless as the answer itself, it's even wrong. In addition, when Earth's only survivor travels to another dimension where the Earth is still intact, he finds <text:span text:style-name="T9">a cold and wet planet</text:span> inhabited by animals <text:span text:style-name="T9">with thin fur, destined for discomfort</text:span>. <text:span text:style-name="T8">Peter Wessel</text:span> Zappfe gives <text:span text:style-name="T8">a similar image </text:span>of humanity: <text:span text:style-name="T9">Like a</text:span> stag <text:span text:style-name="T9">with</text:span> antlers <text:span text:style-name="T9">too</text:span> big <text:span text:style-name="T9">to</text:span> lift its own head, <text:span text:style-name="T9">h</text:span>uman<text:span text:style-name="T10">ity has evolved too far</text:span>, and tries to find meaning whe<text:span text:style-name="T10">n</text:span> there is none. <text:span text:style-name="T10">In</text:span> &lt;i&gt;Hitchhiker's <text:span text:style-name="T10">Guide</text:span>&lt;/i&gt;, existence is laughably meaningless. <text:span text:style-name="T15">Not very inspiring. </text:span>(<text:span text:style-name="T10">Ironically though</text:span>, since 42 has become a &lt;i&gt;symbol&lt;/i&gt; of meaninglessness, or of the vanity of trying to find <text:span text:style-name="T10">the meaning of life,</text:span> it has become meaningful to many people as a <text:span text:style-name="T9">cultural</text:span> reference.) &lt;/p&gt;</text:p>
      <text:p text:style-name="P3"/>
      <text:p text:style-name="P4"><text:span text:style-name="T16">&lt;h4&gt;</text:span>1b: What's this all about?<text:span text:style-name="T16">&lt;/h4&gt;</text:span></text:p>
      <text:p text:style-name="P4"/>
      <text:p text:style-name="P5">&lt;p&gt;<text:span text:style-name="T12">This text is a way to get a clear idea of what I actually hold to be true. To do that, I'm writing a record of my thougths. A merely autobiographical account wouldn't suffice though, since, in the here and now, my thoughts are not just facts. They are opinions. Therefore, I split the text in two: this part, the memory of what I have held to be true over the years; and the next part, suggestions to what I think is true: speculations. (If I didn't give myself a reason to write it, I wouldn't have done it, which is why I am publishing it on my website.) &lt;/p&gt;</text:span></text:p>
      <text:p text:style-name="P6"/>
      <text:p text:style-name="P7"><text:span text:style-name="T16">&lt;h4&gt;</text:span>1c: <text:span text:style-name="T16">Confessions</text:span> of a thinking child<text:span text:style-name="T16">&lt;/h4&gt;</text:span></text:p>
      <text:p text:style-name="P7"/>
      <text:p text:style-name="P11"><text:span text:style-name="T6">&lt;p&gt;My thoughts have always been very valuable to me. </text:span>I'm not sure why. <text:span text:style-name="T11">B</text:span>ut I remember <text:span text:style-name="T11">an early memory where </text:span>I walked down the stairs at home and suddenly <text:span text:style-name="T11">couldn't</text:span> relax/<text:span text:style-name="T5">flex</text:span> a certain muscle <text:span text:style-name="T11">below my right eye</text:span> <text:span text:style-name="T11">anymore</text:span>. <text:span text:style-name="T3">I slowly came to accept</text:span> that, <text:span text:style-name="T3">probably,</text:span> the muscle had never existed. <text:span text:style-name="T16">This is</text:span> <text:span text:style-name="T5">a central theme of my life: empuzzlement</text:span>. <text:span text:style-name="T5">S</text:span>omething <text:span text:style-name="T16">becomes </text:span>important to me <text:span text:style-name="T5">because</text:span> I <text:span text:style-name="T16">don't</text:span> understand <text:span text:style-name="T11">it </text:span>anymore, <text:span text:style-name="T16">al</text:span>though I ha<text:span text:style-name="T16">ve</text:span> no reason to believe <text:span text:style-name="T5">that I understood</text:span> it the first place, <text:soft-page-break/><text:span text:style-name="T17">because I didn't know that it was there</text:span>. <text:span text:style-name="T17">It's as if I have discovered something. That actually, I've seen something, something other people have not, and if I don't tell anyone, I become different from them. This has been a path to escape, and a path to imprisonment. &lt;/p&gt;</text:span></text:p>
      <text:p text:style-name="P11"/>
      <text:p text:style-name="P12"><text:span text:style-name="T16">&lt;p&gt;</text:span>I thought that <text:span text:style-name="T17">adults were smarter than me, and that they always knew better than me. If I thought something and discovered an adult thought something else, I would feverishly try to </text:span>understand <text:span text:style-name="T17">where I went wrong</text:span>. <text:span text:style-name="T17">And despite my furnace of empuzzlement, I could blurt out enormously stupid statements, for which no embarassment was great enough. I was therefore mostly mute. </text:span>It didn't take very long before I <text:span text:style-name="T16">realized</text:span> that adults <text:span text:style-name="T17">actually </text:span>don't understand everything, but I still <text:span text:style-name="T17">trusted them more than myself</text:span>. <text:span text:style-name="T17">&lt;/p&gt;</text:span></text:p>
      <text:p text:style-name="P12"/>
      <text:p text:style-name="P12"><text:span text:style-name="T17">&lt;p&gt;As most people, I </text:span>held science to be "really<text:span text:style-name="T17">"</text:span> true. <text:span text:style-name="T17">I thought that religion was stupid, and also feelings and superficial chatter. </text:span>&lt;/p&gt;</text:p>
      <text:p text:style-name="P12"/>
      <text:p text:style-name="P13">&lt;p&gt;After a few years at primary school, I became a sexist. I wonder why. I was more sexist than the other kids, and my best friend in kindergarten was a girl. Maybe the reason is that I lost her friend<text:span text:style-name="T24">ship</text:span> after I chose to play with the boys <text:span text:style-name="T21">rather than</text:span> the girls. <text:span text:style-name="T24">T</text:span>hat's where my identity belonged, and I wasn't used to the games the girls played. I eventually became afraid of the girls, their judgments, their chatter and their laughter. Whenever I heard someone laugh, I was afraid they were laughing at me, <text:span text:style-name="T21">and i</text:span>t was worse to be laughed at by girls than boys. Nobody picked on me, yet I was terrified of almost everyone. I remember the words "femi" and "homo" were used as derogatory terms. <text:span text:style-name="T25">My identity as a boy ment that I didn't want to be called "femi" or "homo", and these terms were used to exclaim discomfort at other's vulnerability (I remember we used the word "homo" to describe a boy asking a girl if she wanted to be his girlfriend). I wasn't afraid of &lt;i&gt;being&lt;/i&gt; these things, that wasn't part of my realm of possibilities. They defined how I chose to behave. If I let my feelings control my actions, I would have no identity. Simultainously, an important part of growing up is to learn to control your behaviour. I was afraid of adults' judgments, and although the teachers didn't tell me to behave, they told the class to. I didn't want to be a bad pupil, stupid, so I behaved. I did everything in my power not to act and not to feel. I didn't succeed, but I managed to hide myself really well. Unfortunately, these two properties are essential to becoming a functional adult. I knew that. But it was out of bounds. My only escape was thought, blissful solitude. &lt;/p&gt;</text:span></text:p>
      <text:p text:style-name="P13"/>
      <text:p text:style-name="P15">&lt;p&gt;Like <text:span text:style-name="T22">with </text:span>creativity, my mind was flung between narcissistic arrogance and absolute self-hatred. My brilliant thoughts would one day show everyone how awesome I really was. I was going to be someone people admired, someone they wanted to be with. I would be social, polite, smart, strong, handsome, kind, and humble. And for every year, I was lagging farther behind. I was supposed to be there by 18. A completely different person. &lt;/p&gt;</text:p>
      <text:p text:style-name="P10"/>
      <text:p text:style-name="P16">&lt;p&gt;<text:span text:style-name="T19">I've had many epiphanies, similar to when the beauty of nature strikes you head-on. It made me feel like I had experienced the same as prophets and theists. Different ideas induced them, but towards the point where I stopped having them, they were versions of "I am nature confirming itself through language". It still feels good to think about. </text:span>The <text:span text:style-name="T22">trouble with</text:span> <text:span text:style-name="T20">epiphanies</text:span> is that they empty <text:span text:style-name="T24">your</text:span> mind <text:span text:style-name="T19">when you reach them. &lt;/p&gt;</text:span></text:p>
      <text:p text:style-name="P14"/>
      <text:p text:style-name="P9"><text:span text:style-name="T16">&lt;h2&gt;</text:span>2: Speculations<text:span text:style-name="T16">&lt;/h2&gt;</text:span></text:p>
      <text:p text:style-name="P9"/>
      <text:p text:style-name="Standard"><text:span text:style-name="T1">&lt;p&gt;</text:span>(<text:span text:style-name="T11">Disclaimer: A large part of the following is</text:span> inspired by <text:span text:style-name="T13">philosophers and their books</text:span>, but <text:span text:style-name="T13">I will not mention them</text:span>. I don't want to take credit for ideas that are not my own. <text:span text:style-name="T13">But</text:span> I <text:span text:style-name="T13">also </text:span>don't want to be responsible for <text:span text:style-name="T13">misinterpretating</text:span> other people's ideas. All I want is to show what I think, and <text:span text:style-name="T14">t</text:span>hese are my thoughts, only they are not original to me.)&lt;/p&gt;</text:p>
      <text:p text:style-name="Standard"/>
      <text:p text:style-name="Standard"><text:soft-page-break/>&lt;p&gt; To live for the approval of others is to be a slave of other people. &lt;/p&gt;</text:p>
      <text:p text:style-name="Standard"/>
      <text:p text:style-name="Standard">&lt;p&gt;Is there really no truth in language?&lt;/p&gt;<text:span text:style-name="T23">i am my idea of myself. The idea can change, but not that there is an idea. </text:span></text:p>
      <text:p text:style-name="Standard"/>
      <text:p text:style-name="Standard">&lt;p&gt;Romanens ånd er det komplisertes ånd. "Tingene er mer kompliserte enn du tror," sier hver eneste roman til leseren. Dette er romanens evige sannhet; men den blir stadig vanskeligere å høre i all larmen fra de enkle, kjappe svarene som går forut for spørsmålet og utelukker det. (Milan Kundera, &lt;i&gt;Romankunsten&lt;/i&gt; s. 28-29) &lt;/p&gt;</text:p>
      <text:p text:style-name="Standard"/>
      <text:p text:style-name="Standard">&lt;p&gt;Flaubers oppdagelse var viktigere for verdens fremtid enn Marx' eller Freuds mer omkalfatrende tanker. For vi kan nemlig forestille oss fremtiden uten klassekamp og uten psykoanalyse, men ikke uten den uimotståelige fremveksten av forutinntatte ideer som skrives inn i datamaskinene og spredt av massemedia og dermed snart kan komme til å bli en kraft som vil knuse enhver original, individuell tanke og således kvele selve essensen av den moderne tids europeiske kultur. &lt;/p&gt;</text:p>
      <text:p text:style-name="Standard">&lt;p&gt;Kundera, Romankunsten, s. 177. 1986&lt;/p&gt;</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b" fo:country="NO"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1T16:10:48.80</meta:creation-date>
    <dc:date>2018-03-17T23:02:25.581000000</dc:date>
    <meta:editing-duration>PT5H11M45S</meta:editing-duration>
    <meta:editing-cycles>33</meta:editing-cycles>
    <meta:generator>LibreOffice/6.0.1.1$Windows_X86_64 LibreOffice_project/60bfb1526849283ce2491346ed2aa51c465abfe6</meta:generator>
    <meta:document-statistic meta:table-count="0" meta:image-count="0" meta:object-count="0" meta:page-count="3" meta:paragraph-count="21" meta:word-count="1536" meta:character-count="8812" meta:non-whitespace-character-count="7296"/>
  </office:meta>
</office:document-meta>
</file>